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graphKeeptogetherContext.keepTogether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graphKeeptogetherContext.setParagraphResetPropertie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KeeptogetherContext.getKeepTogetherOpe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KeeptogetherContext.paragraphRes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KeeptogetherContext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graphKeeptogetherContext.ParagraphKeeptogeth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graphKeeptogetherContext.keepTogether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